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VerticalBoldCenter">
      <style:table-cell-properties fo:background-color="#ffdca8"/>
    </style:style>
    <style:style style:name="ce115" style:family="table-cell" style:parent-style-name="Normal">
      <style:table-cell-properties fo:background-color="#ffffff"/>
    </style:style>
    <style:style style:name="ce116" style:family="table-cell" style:parent-style-name="BoldCenter">
      <style:table-cell-properties fo:background-color="#d2ced4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22T09:58:57" calcext:value-type="date">
            <text:p>2022-03-22 09:58:57</text:p>
          </table:table-cell>
          <table:table-cell table:style-name="ce22" office:value-type="date" office:date-value="2022-03-22" calcext:value-type="date">
            <text:p>2022-03-22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58M58S" calcext:value-type="time">
            <text:p>09:58:5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22T09:58:58" calcext:value-type="date">
            <text:p>2022-03-22 09:58:58</text:p>
          </table:table-cell>
          <table:table-cell table:style-name="ce23" office:value-type="date" office:date-value="2022-03-22" calcext:value-type="date">
            <text:p>2022-03-22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58M58S" calcext:value-type="time">
            <text:p>21:58:58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22T09:58:58" calcext:value-type="date">
            <text:p>2022-03-22 09:58:58</text:p>
          </table:table-cell>
          <table:table-cell table:style-name="ce24" office:value-type="date" office:date-value="2022-03-22" calcext:value-type="date">
            <text:p>2022-03-22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58M59S" calcext:value-type="time">
            <text:p>09:58:5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22T09:58:59" calcext:value-type="date">
            <text:p>2022-03-22 09:58:59</text:p>
          </table:table-cell>
          <table:table-cell table:style-name="ce25" office:value-type="date" office:date-value="2022-03-22" calcext:value-type="date">
            <text:p>2022-03-22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58M59S" calcext:value-type="time">
            <text:p>21:58:5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22T09:59:00" calcext:value-type="date">
            <text:p>2022-03-22 09:59:00</text:p>
          </table:table-cell>
          <table:table-cell table:style-name="ce26" office:value-type="date" office:date-value="2022-03-22" calcext:value-type="date">
            <text:p>2022-03-22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59M00S" calcext:value-type="time">
            <text:p>09:59:00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22T09:59:00" calcext:value-type="date">
            <text:p>2022-03-22 09:59:00</text:p>
          </table:table-cell>
          <table:table-cell table:style-name="ce27" office:value-type="date" office:date-value="2022-03-22" calcext:value-type="date">
            <text:p>2022-03-22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59M00S" calcext:value-type="time">
            <text:p>21:59:0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22T09:59:00" calcext:value-type="date">
            <text:p>2022-03-22 09:59:00</text:p>
          </table:table-cell>
          <table:table-cell table:style-name="ce28" office:value-type="date" office:date-value="2022-03-22" calcext:value-type="date">
            <text:p>2022-03-22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59M00S" calcext:value-type="time">
            <text:p>09:59:0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22T09:59:00" calcext:value-type="date">
            <text:p>2022-03-22 09:59:00</text:p>
          </table:table-cell>
          <table:table-cell table:style-name="ce29" office:value-type="date" office:date-value="2022-03-22" calcext:value-type="date">
            <text:p>2022-03-22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59M00S" calcext:value-type="time">
            <text:p>21:59:00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22T09:59:01" calcext:value-type="date">
            <text:p>2022-03-22 09:59:01</text:p>
          </table:table-cell>
          <table:table-cell table:style-name="ce30" office:value-type="date" office:date-value="2022-03-22" calcext:value-type="date">
            <text:p>2022-03-22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59M01S" calcext:value-type="time">
            <text:p>09:59:01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22T09:59:01" calcext:value-type="date">
            <text:p>2022-03-22 09:59:01</text:p>
          </table:table-cell>
          <table:table-cell table:style-name="ce31" office:value-type="date" office:date-value="2022-03-22" calcext:value-type="date">
            <text:p>2022-03-22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59M01S" calcext:value-type="time">
            <text:p>21:59:01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22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default-cell-style-name="Default"/>
        <table:table-column table:style-name="co5" table:default-cell-style-name="ce40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14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table-cell table:style-name="ce35" table:formula="of:=SUM([.A12:.A14])" office:value-type="float" office:value="12" calcext:value-type="float">
            <text:p>12</text:p>
          </table:table-cell>
          <table:table-cell table:style-name="ce35" table:formula="of:=SUM([.B12:.B14])" office:value-type="float" office:value="15" calcext:value-type="float">
            <text:p>15</text:p>
          </table:table-cell>
          <table:table-cell table:style-name="ce35" table:formula="of:=SUM([.C12:.C14])" office:value-type="float" office:value="18" calcext:value-type="float">
            <text:p>18</text:p>
          </table:table-cell>
          <table:table-cell/>
          <table:table-cell table:style-name="ce35" table:formula="of:=SUM([.E12:.E14])" office:value-type="float" office:value="6" calcext:value-type="float">
            <text:p>6</text:p>
          </table:table-cell>
          <table:table-cell table:style-name="ce35" table:formula="of:=SUM([.F12:.F14])" office:value-type="float" office:value="15" calcext:value-type="float">
            <text:p>15</text:p>
          </table:table-cell>
          <table:table-cell table:style-name="ce35" table:formula="of:=SUM([.G12:.G14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style-name="Default"/>
          <table:covered-table-cell table:number-columns-repeated="2"/>
          <table:table-cell table:style-name="ce11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A18:.D18])" office:value-type="float" office:value="12005" calcext:value-type="float">
            <text:p>12.005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9:.D19])" office:value-type="float" office:value="1031" calcext:value-type="float">
            <text:p>1.031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A20:.D20])" office:value-type="float" office:value="20421" calcext:value-type="float">
            <text:p>20.421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18:.B20])" office:value-type="float" office:value="33424" calcext:value-type="float">
            <text:p>33.424</text:p>
          </table:table-cell>
          <table:table-cell table:style-name="ce35" table:formula="of:=SUM([.C18:.C20])" office:value-type="float" office:value="15" calcext:value-type="float">
            <text:p>15</text:p>
          </table:table-cell>
          <table:table-cell table:style-name="ce35" table:formula="of:=SUM([.D18:.D20])" office:value-type="float" office:value="18" calcext:value-type="float">
            <text:p>18</text:p>
          </table:table-cell>
          <table:table-cell table:style-name="ce35" table:formula="of:=SUM([.A21:.D21])" office:value-type="float" office:value="33457" calcext:value-type="float">
            <text:p>33.45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5" office:value-type="string" calcext:value-type="string">
            <text:p>Fever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5" office:value-type="string" calcext:value-type="string">
            <text:p>Blue angel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Fever</text:p>
          </table:table-cell>
          <table:table-cell table:style-name="ce115" office:value-type="string" calcext:value-type="string">
            <text:p>Elvis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lue angel</text:p>
          </table:table-cell>
          <table:table-cell table:style-name="ce115" office:value-type="string" calcext:value-type="string">
            <text:p>Roy Orbis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6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 table:number-columns-repeated="3"/>
        </table:table-row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5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5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8.614455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43" calcext:value-type="float">
            <text:p>243</text:p>
          </table:table-cell>
          <table:table-cell office:value-type="float" office:value="5.79127" calcext:value-type="float">
            <text:p>5,79</text:p>
          </table:table-cell>
          <table:table-cell office:value-type="float" office:value="0.0237188040816326" calcext:value-type="float">
            <text:p>0,023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415322" calcext:value-type="float">
            <text:p>0,42</text:p>
          </table:table-cell>
          <table:table-cell office:value-type="float" office:value="0.0415322" calcext:value-type="float">
            <text:p>0,041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9861" calcext:value-type="float">
            <text:p>0,10</text:p>
          </table:table-cell>
          <table:table-cell office:value-type="float" office:value="0.01232625" calcext:value-type="float">
            <text:p>0,012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209117" calcext:value-type="float">
            <text:p>0,21</text:p>
          </table:table-cell>
          <table:table-cell office:value-type="float" office:value="0.0418234" calcext:value-type="float">
            <text:p>0,041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374888" calcext:value-type="float">
            <text:p>0,37</text:p>
          </table:table-cell>
          <table:table-cell office:value-type="float" office:value="0.187444" calcext:value-type="float">
            <text:p>0,187444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4:.B8])" office:value-type="float" office:value="268" calcext:value-type="float">
            <text:p>268</text:p>
          </table:table-cell>
          <table:table-cell table:style-name="ce87" table:formula="of:=SUM([.C4:.C8])" office:value-type="float" office:value="6.889207" calcext:value-type="float">
            <text:p>6,89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09:58:56.4917006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09:58:56</meta:creation-date>
    <meta:generator>LibreOffice/7.2.5.2.0$Linux_X86_64 LibreOffice_project/20$Build-2</meta:generator>
    <meta:editing-duration>PT9S</meta:editing-duration>
    <meta:editing-cycles>2</meta:editing-cycles>
    <meta:initial-creator>Turulomio</meta:initial-creator>
    <dc:description>This file have been generated with UnoGenerator-0.23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2-03-22T09:59:06.248000605</dc:date>
    <dc:title>UnoGenerator ODS example</dc:title>
    <meta:document-statistic meta:table-count="5" meta:cell-count="314" meta:object-count="0"/>
  </office:meta>
</office:document-meta>
</file>